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11T13:32:43.910176428</dc:date>
    <meta:editing-cycles>30</meta:editing-cycles>
    <meta:editing-duration>PT1H25M1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2.12132034355964">
                <text:p>-2.12132034355964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4">
                <text:p>-4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